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OptionHandler.startSubnegotiation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OptionHandler.answerSubnegotiation( int suboptionData [ ] , int suboption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OptionHandler.SimpleOptionHandler( int optcode , boolean initlocal , boolean initremote , boolean acceptlocal , boolean accept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OptionHandler.SimpleOptionHandler( int op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OptionHandler.startSubnegotiation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